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Samanata" svg:font-family="Samanat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LO-normal">
      <loext:graphic-properties draw:fill="solid" draw:fill-color="#f9f9f9"/>
      <style:paragraph-properties fo:margin-left="0cm" fo:margin-right="0cm" fo:margin-top="0.423cm" fo:margin-bottom="0.423cm" loext:contextual-spacing="false" fo:line-height="150%" fo:text-indent="0cm" style:auto-text-indent="false" fo:background-color="#f9f9f9"/>
      <style:text-properties fo:color="#212529" style:font-name="Courier New" officeooo:rsid="0010a8de" officeooo:paragraph-rsid="0010a8de" fo:background-color="#f9f9f9" style:font-name-asian="Courier New1" style:font-name-complex="Courier New1"/>
    </style:style>
    <style:style style:name="P2" style:family="paragraph" style:parent-style-name="LO-normal">
      <loext:graphic-properties draw:fill="solid" draw:fill-color="#f9f9f9"/>
      <style:paragraph-properties fo:margin-left="0cm" fo:margin-right="0cm" fo:margin-top="0.423cm" fo:margin-bottom="0.423cm" loext:contextual-spacing="false" fo:line-height="150%" fo:text-indent="0cm" style:auto-text-indent="false" fo:background-color="#f9f9f9"/>
      <style:text-properties fo:color="#212529" style:font-name="Courier New" officeooo:rsid="0015244b" officeooo:paragraph-rsid="0015244b" fo:background-color="#f9f9f9" style:font-name-asian="Courier New1" style:font-name-complex="Courier New1"/>
    </style:style>
    <style:style style:name="P3" style:family="paragraph" style:parent-style-name="LO-normal" style:list-style-name="WWNum216">
      <loext:graphic-properties draw:fill="solid" draw:fill-color="#f9f9f9"/>
      <style:paragraph-properties fo:margin-left="1.27cm" fo:margin-right="0cm" fo:margin-top="0cm" fo:margin-bottom="0.212cm" loext:contextual-spacing="false" fo:line-height="150%" fo:text-indent="-0.635cm" style:auto-text-indent="false" fo:background-color="#f9f9f9"/>
      <style:text-properties fo:color="#212529" style:font-name="Courier New" officeooo:rsid="0010a8de" officeooo:paragraph-rsid="00144a4a" fo:background-color="#f9f9f9" style:font-name-asian="Courier New1" style:font-name-complex="Courier New1"/>
    </style:style>
    <style:style style:name="P4" style:family="paragraph" style:parent-style-name="LO-normal" style:list-style-name="WWNum168">
      <style:paragraph-properties fo:margin-left="1.27cm" fo:margin-right="0cm" fo:margin-top="0cm" fo:margin-bottom="0.212cm" loext:contextual-spacing="false" fo:line-height="150%" fo:text-indent="-0.635cm" style:auto-text-indent="false"/>
      <style:text-properties officeooo:paragraph-rsid="00144a4a"/>
    </style:style>
    <style:style style:name="P5" style:family="paragraph" style:parent-style-name="LO-normal" style:list-style-name="WWNum100">
      <style:paragraph-properties fo:margin-left="1.27cm" fo:margin-right="0cm" fo:margin-top="0cm" fo:margin-bottom="0.212cm" loext:contextual-spacing="false" fo:line-height="150%" fo:text-indent="-0.635cm" style:auto-text-indent="false"/>
      <style:text-properties officeooo:paragraph-rsid="00144a4a"/>
    </style:style>
    <style:style style:name="P6" style:family="paragraph" style:parent-style-name="LO-normal" style:list-style-name="WWNum158">
      <style:paragraph-properties fo:margin-left="1.27cm" fo:margin-right="0cm" fo:margin-top="0cm" fo:margin-bottom="0.212cm" loext:contextual-spacing="false" fo:line-height="150%" fo:text-indent="-0.635cm" style:auto-text-indent="false"/>
      <style:text-properties officeooo:paragraph-rsid="00144a4a"/>
    </style:style>
    <style:style style:name="P7" style:family="paragraph" style:parent-style-name="LO-normal" style:list-style-name="WWNum224">
      <style:paragraph-properties fo:margin-left="1.27cm" fo:margin-right="0cm" fo:margin-top="0cm" fo:margin-bottom="0.212cm" loext:contextual-spacing="false" fo:line-height="150%" fo:text-indent="-0.635cm" style:auto-text-indent="false"/>
      <style:text-properties officeooo:paragraph-rsid="00144a4a"/>
    </style:style>
    <style:style style:name="P8" style:family="paragraph" style:parent-style-name="LO-normal" style:list-style-name="WWNum168">
      <style:paragraph-properties fo:margin-left="1.27cm" fo:margin-right="0cm" fo:margin-top="0cm" fo:margin-bottom="0cm" loext:contextual-spacing="false" fo:line-height="150%" fo:text-indent="-0.635cm" style:auto-text-indent="false"/>
      <style:text-properties officeooo:paragraph-rsid="00144a4a"/>
    </style:style>
    <style:style style:name="P9" style:family="paragraph" style:parent-style-name="LO-normal" style:list-style-name="WWNum158">
      <style:paragraph-properties fo:margin-left="1.27cm" fo:margin-right="0cm" fo:margin-top="0cm" fo:margin-bottom="0cm" loext:contextual-spacing="false" fo:line-height="150%" fo:text-indent="-0.635cm" style:auto-text-indent="false"/>
      <style:text-properties officeooo:paragraph-rsid="00144a4a"/>
    </style:style>
    <style:style style:name="P10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officeooo:paragraph-rsid="00144a4a"/>
    </style:style>
    <style:style style:name="P11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officeooo:rsid="0017e691" officeooo:paragraph-rsid="0017e691"/>
    </style:style>
    <style:style style:name="P12" style:family="paragraph" style:parent-style-name="LO-normal">
      <style:paragraph-properties fo:margin-left="0cm" fo:margin-right="0cm" fo:margin-top="0cm" fo:margin-bottom="0.212cm" loext:contextual-spacing="false" fo:line-height="150%" fo:text-indent="0cm" style:auto-text-indent="false"/>
      <style:text-properties style:font-name="Samanata" officeooo:rsid="00185b5b" officeooo:paragraph-rsid="00185b5b"/>
    </style:style>
    <style:style style:name="P13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officeooo:rsid="0017e691" officeooo:paragraph-rsid="00185846"/>
    </style:style>
    <style:style style:name="P14" style:family="paragraph" style:parent-style-name="LO-normal" style:list-style-name="WWNum100">
      <style:paragraph-properties fo:margin-left="0cm" fo:margin-right="0cm" fo:margin-top="0cm" fo:margin-bottom="0.212cm" loext:contextual-spacing="false" fo:line-height="150%" fo:text-indent="0cm" style:auto-text-indent="false"/>
      <style:text-properties officeooo:paragraph-rsid="00185846"/>
    </style:style>
    <style:style style:name="T1" style:family="text">
      <style:text-properties fo:color="#212529" style:font-name="Courier New" fo:background-color="#f9f9f9" loext:char-shading-value="0" style:font-name-asian="Courier New1" style:font-name-complex="Courier New1"/>
    </style:style>
    <style:style style:name="T2" style:family="text">
      <style:text-properties fo:color="#212529" style:font-name="Courier New" officeooo:rsid="0016924c" fo:background-color="#f9f9f9" loext:char-shading-value="0" style:font-name-asian="Courier New1" style:font-name-complex="Courier New1"/>
    </style:style>
    <style:style style:name="T3" style:family="text">
      <style:text-properties fo:color="#212529" style:font-name="Courier New" officeooo:rsid="0017e691" fo:background-color="#f9f9f9" loext:char-shading-value="0" style:font-name-asian="Courier New1" style:font-name-complex="Courier New1"/>
    </style:style>
    <style:style style:name="T4" style:family="text">
      <style:text-properties fo:color="#212529" style:font-name="Courier New" officeooo:rsid="00185846" fo:background-color="#f9f9f9" loext:char-shading-value="0" style:font-name-asian="Courier New1" style:font-name-complex="Courier New1"/>
    </style:style>
    <style:style style:name="T5" style:family="text">
      <style:text-properties fo:color="#212529" style:font-name="Courier New" fo:font-size="12pt" fo:language="en" fo:country="US" officeooo:rsid="00185846" style:letter-kerning="false" fo:background-color="#f9f9f9" loext:char-shading-value="0" style:font-name-asian="Courier New1" style:font-size-asian="12pt" style:language-asian="zh" style:country-asian="CN" style:font-name-complex="Courier New1" style:font-size-complex="12pt" style:language-complex="hi" style:country-complex="IN"/>
    </style:style>
    <style:style style:name="T6" style:family="text">
      <style:text-properties fo:color="#212529" fo:background-color="#f9f9f9" loext:char-shading-value="0" style:font-name-asian="Courier New1" style:font-name-complex="Courier New1"/>
    </style:style>
    <style:style style:name="T7" style:family="text">
      <style:text-properties officeooo:rsid="00144a4a"/>
    </style:style>
    <style:style style:name="T8" style:family="text">
      <style:text-properties officeooo:rsid="0016924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6924c" style:font-style-asian="italic" style:font-style-complex="italic"/>
    </style:style>
    <style:style style:name="T11" style:family="text">
      <style:text-properties officeooo:rsid="00185846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text:span text:style-name="T7">4</text:span>.08.22 – <text:span text:style-name="T8">História do Java</text:span></text:p>
      <text:p text:style-name="P2">- O código fonte <text:span text:style-name="T8">(</text:span><text:span text:style-name="T10">o que você programou</text:span><text:span text:style-name="T8">) </text:span>é transformado <text:span text:style-name="T8">numa linguagem compreendida pelo computador</text:span><text:span text:style-name="T10"> (através do </text:span><text:span text:style-name="T9">processo de compilação</text:span>) e se torna executável <text:span text:style-name="T8">no computador.</text:span></text:p>
      <text:p text:style-name="P10"><text:span text:style-name="T1">Linha do tempo:</text:span></text:p>
      <text:p text:style-name="P10"><text:span text:style-name="T1">19</text:span><text:span text:style-name="T2">90</text:span><text:span text:style-name="T1"> – </text:span><text:span text:style-name="T2">Sun mycrosystem utilizando a linguagem C++ queriam interligar diversos dispositivos, </text:span><text:span text:style-name="T3">porém isso não deu certo.</text:span></text:p>
      <text:p text:style-name="P11"><text:span text:style-name="T1">1991 – GreenTalk (primeiro nome) → Oak (segundo nome) e foi criado um aparelho chamado Star 7 (tela touch) que a intenção era controlar tv e outros eletrodomésticos (parecido com a Alexa hoje em dia), porém não vendeu bem</text:span></text:p>
      <text:p text:style-name="P10"><text:span text:style-name="T1">1991 - Aprovada a lei de incentivos e apoio tecnológico pelo senador Al Gore </text:span></text:p>
      <text:list xml:id="list3068186300" text:style-name="WWNum168">
        <text:list-item>
          <text:p text:style-name="P8"><text:span text:style-name="T1">Através dessa lei o navegador MOSAIC ganhou vida e se popularizou nos sistemas MAC, Windows e Unix </text:span></text:p>
        </text:list-item>
        <text:list-item>
          <text:p text:style-name="P4"><text:span text:style-name="T1">O MOSAIC revolucionou a navegação Web aproximando-a do que conhecemos hoje </text:span></text:p>
        </text:list-item>
      </text:list>
      <text:p text:style-name="P10"><text:span text:style-name="T1">1993 - Fundação da Netscape (Parte da equipe que criou o MOSAIC)</text:span></text:p>
      <text:list xml:id="list630101838" text:style-name="WWNum100">
        <text:list-item>
          <text:p text:style-name="P5"><text:span text:style-name="T1">O Netscape passou a dominar a navegação Web, mas suas páginas ainda eram estáticas e simples </text:span></text:p>
          <text:p text:style-name="P13"><text:span text:style-name="T1">1994 – Tim Bernes-Lee criou HTML e a linguagem Oak permitia interatividade. </text:span></text:p>
        </text:list-item>
        <text:list-item>
          <text:p text:style-name="P13"><text:span text:style-name="T1">Projeto WebRunner</text:span><text:span text:style-name="T4">(depois se tornou HotJava)</text:span><text:span text:style-name="T1"> = interatividade entre HTML e Star 7) ideia principal era criar interatividade na Web (implementar o Star 7 na Web). </text:span></text:p>
        </text:list-item>
        <text:list-item>
          <text:p text:style-name="P13"><text:span text:style-name="T1">O nome Oak teve que ser mudado para </text:span><text:span text:style-name="T4">Java (Java coffe – café forte, os programadores gostavam de café). </text:span></text:p>
        </text:list-item>
        <text:list-item>
          <text:p text:style-name="P14"><text:span text:style-name="T4">A linguagem Java ficou famosa. A netscapce como jogada de marketing e lançou a linguagem JavaScript, mas </text:span><text:span text:style-name="T5">são duas linguagens completamente diferentes</text:span><text:span text:style-name="T4">.</text:span></text:p>
        </text:list-item>
      </text:list>
      <text:p text:style-name="P12"><text:soft-page-break/><text:span text:style-name="T6"/></text:p>
      <text:p text:style-name="P10"><text:span text:style-name="T1">1995 - Contratação do Bredan Eich com o objetivo de integrar uma linguagem de programação ao Netscape O mais rápido possível </text:span></text:p>
      <text:list xml:id="list2917503906" text:style-name="WWNum158">
        <text:list-item>
          <text:p text:style-name="P9"><text:span text:style-name="T1">É criado o Mocha </text:span></text:p>
        </text:list-item>
        <text:list-item>
          <text:p text:style-name="P6"><text:span text:style-name="T1">O Mocha ainda em 1995 é renomeado para LiveScript e posteriormente JavaScript </text:span></text:p>
        </text:list-item>
      </text:list>
      <text:p text:style-name="P10"><text:span text:style-name="T1">1995 - Surge o navegador da Microsoft, o Internet Explorer <text:s/></text:span></text:p>
      <text:list xml:id="list1454618407" text:style-name="WWNum224">
        <text:list-item>
          <text:p text:style-name="P7"><text:span text:style-name="T1">Junto ao seu desenvolvimento foi criado o JScript</text:span></text:p>
        </text:list-item>
      </text:list>
      <text:p text:style-name="P10"><text:span text:style-name="T1">1996 - JavaScript vs JScript</text:span></text:p>
      <text:p text:style-name="P10"><text:span text:style-name="T1">1997 - Primeira versão do ECMA-262 (ECMASCRIPT) <text:s/></text:span></text:p>
      <text:list xml:id="list933339864" text:style-name="WWNum216">
        <text:list-item>
          <text:p text:style-name="P3">A pedidos da Netscape os reguladores do ECMA adotaram o JavaScript no desenvolvimento Web <text:s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Samanata" svg:font-family="Samanat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2pt" fo:language="en" fo:country="US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Label_20_1936" style:display-name="ListLabel 1936" style:family="text">
      <style:text-properties style:font-name-complex="OpenSymbol2" style:font-family-complex="OpenSymbol" style:font-family-generic-complex="system" style:font-pitch-complex="variable"/>
    </style:style>
    <style:style style:name="ListLabel_20_1937" style:display-name="ListLabel 1937" style:family="text">
      <style:text-properties style:font-name-complex="OpenSymbol2" style:font-family-complex="OpenSymbol" style:font-family-generic-complex="system" style:font-pitch-complex="variable"/>
    </style:style>
    <style:style style:name="ListLabel_20_1938" style:display-name="ListLabel 1938" style:family="text">
      <style:text-properties style:font-name-complex="OpenSymbol2" style:font-family-complex="OpenSymbol" style:font-family-generic-complex="system" style:font-pitch-complex="variable"/>
    </style:style>
    <style:style style:name="ListLabel_20_1939" style:display-name="ListLabel 1939" style:family="text">
      <style:text-properties style:font-name-complex="OpenSymbol2" style:font-family-complex="OpenSymbol" style:font-family-generic-complex="system" style:font-pitch-complex="variable"/>
    </style:style>
    <style:style style:name="ListLabel_20_1940" style:display-name="ListLabel 1940" style:family="text">
      <style:text-properties style:font-name-complex="OpenSymbol2" style:font-family-complex="OpenSymbol" style:font-family-generic-complex="system" style:font-pitch-complex="variable"/>
    </style:style>
    <style:style style:name="ListLabel_20_1941" style:display-name="ListLabel 1941" style:family="text">
      <style:text-properties style:font-name-complex="OpenSymbol2" style:font-family-complex="OpenSymbol" style:font-family-generic-complex="system" style:font-pitch-complex="variable"/>
    </style:style>
    <style:style style:name="ListLabel_20_1942" style:display-name="ListLabel 1942" style:family="text">
      <style:text-properties style:font-name-complex="OpenSymbol2" style:font-family-complex="OpenSymbol" style:font-family-generic-complex="system" style:font-pitch-complex="variable"/>
    </style:style>
    <style:style style:name="ListLabel_20_1943" style:display-name="ListLabel 1943" style:family="text">
      <style:text-properties style:font-name-complex="OpenSymbol2" style:font-family-complex="OpenSymbol" style:font-family-generic-complex="system" style:font-pitch-complex="variable"/>
    </style:style>
    <style:style style:name="ListLabel_20_1944" style:display-name="ListLabel 1944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1504" style:display-name="ListLabel 1504" style:family="text">
      <style:text-properties style:font-name-complex="OpenSymbol2" style:font-family-complex="OpenSymbol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" style:font-family-generic-complex="system" style:font-pitch-complex="variable"/>
    </style:style>
    <style:style style:name="ListLabel_20_892" style:display-name="ListLabel 892" style:family="text">
      <style:text-properties style:font-name-complex="OpenSymbol2" style:font-family-complex="OpenSymbol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" style:font-family-generic-complex="system" style:font-pitch-complex="variable"/>
    </style:style>
    <style:style style:name="ListLabel_20_1414" style:display-name="ListLabel 1414" style:family="text">
      <style:text-properties style:font-name-complex="OpenSymbol2" style:font-family-complex="OpenSymbol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" style:font-family-generic-complex="system" style:font-pitch-complex="variable"/>
    </style:style>
    <style:style style:name="ListLabel_20_2008" style:display-name="ListLabel 2008" style:family="text">
      <style:text-properties style:font-name-complex="OpenSymbol2" style:font-family-complex="OpenSymbol" style:font-family-generic-complex="system" style:font-pitch-complex="variable"/>
    </style:style>
    <style:style style:name="ListLabel_20_2009" style:display-name="ListLabel 2009" style:family="text">
      <style:text-properties style:font-name-complex="OpenSymbol2" style:font-family-complex="OpenSymbol" style:font-family-generic-complex="system" style:font-pitch-complex="variable"/>
    </style:style>
    <style:style style:name="ListLabel_20_2010" style:display-name="ListLabel 2010" style:family="text">
      <style:text-properties style:font-name-complex="OpenSymbol2" style:font-family-complex="OpenSymbol" style:font-family-generic-complex="system" style:font-pitch-complex="variable"/>
    </style:style>
    <style:style style:name="ListLabel_20_2011" style:display-name="ListLabel 2011" style:family="text">
      <style:text-properties style:font-name-complex="OpenSymbol2" style:font-family-complex="OpenSymbol" style:font-family-generic-complex="system" style:font-pitch-complex="variable"/>
    </style:style>
    <style:style style:name="ListLabel_20_2012" style:display-name="ListLabel 2012" style:family="text">
      <style:text-properties style:font-name-complex="OpenSymbol2" style:font-family-complex="OpenSymbol" style:font-family-generic-complex="system" style:font-pitch-complex="variable"/>
    </style:style>
    <style:style style:name="ListLabel_20_2013" style:display-name="ListLabel 2013" style:family="text">
      <style:text-properties style:font-name-complex="OpenSymbol2" style:font-family-complex="OpenSymbol" style:font-family-generic-complex="system" style:font-pitch-complex="variable"/>
    </style:style>
    <style:style style:name="ListLabel_20_2014" style:display-name="ListLabel 2014" style:family="text">
      <style:text-properties style:font-name-complex="OpenSymbol2" style:font-family-complex="OpenSymbol" style:font-family-generic-complex="system" style:font-pitch-complex="variable"/>
    </style:style>
    <style:style style:name="ListLabel_20_2015" style:display-name="ListLabel 2015" style:family="text">
      <style:text-properties style:font-name-complex="OpenSymbol2" style:font-family-complex="OpenSymbol" style:font-family-generic-complex="system" style:font-pitch-complex="variable"/>
    </style:style>
    <style:style style:name="ListLabel_20_2016" style:display-name="ListLabel 2016" style:family="text">
      <style:text-properties style:font-name-complex="OpenSymbol2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Wingdings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Wingdings 2" style:font-family-complex="'Wingdings 2'" style:font-family-generic-complex="system" style:font-pitch-complex="variable"/>
    </style:style>
    <style:style style:name="ListLabel_20_552" style:display-name="ListLabel 552" style:family="text">
      <style:text-properties style:font-name-complex="OpenSymbol2" style:font-family-complex="OpenSymbol" style:font-family-generic-complex="system" style:font-pitch-complex="variable"/>
    </style:style>
    <style:style style:name="ListLabel_20_553" style:display-name="ListLabel 553" style:family="text">
      <style:text-properties style:font-name-complex="Wingdings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-complex="Wingdings 2" style:font-family-complex="'Wingdings 2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" style:font-family-generic-complex="system" style:font-pitch-complex="variable"/>
    </style:style>
    <style:style style:name="ListLabel_20_556" style:display-name="ListLabel 556" style:family="text">
      <style:text-properties style:font-name-complex="Wingdings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Wingdings 2" style:font-family-complex="'Wingdings 2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6">
      <text:list-level-style-bullet text:level="1" text:style-name="ListLabel_20_193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93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938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939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940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941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942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943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944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18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219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20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221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222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23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224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225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8">
      <text:list-level-style-bullet text:level="1" text:style-name="ListLabel_20_150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50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50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50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508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50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51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51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51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">
      <text:list-level-style-bullet text:level="1" text:style-name="ListLabel_20_89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893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894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895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896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897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898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899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900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8">
      <text:list-level-style-bullet text:level="1" text:style-name="ListLabel_20_141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415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1416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1417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1418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1419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1420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1421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1422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4">
      <text:list-level-style-bullet text:level="1" text:style-name="ListLabel_20_200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009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ListLabel_20_2010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ListLabel_20_2011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ListLabel_20_2012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ListLabel_20_2013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ListLabel_20_2014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ListLabel_20_2015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ListLabel_20_2016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551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Wingdings 2'" style:font-charset="x-symbol"/>
      </text:list-level-style-bullet>
      <text:list-level-style-bullet text:level="3" text:style-name="ListLabel_20_552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4" text:style-name="ListLabel_20_553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5" text:style-name="ListLabel_20_554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Wingdings 2'" style:font-charset="x-symbol"/>
      </text:list-level-style-bullet>
      <text:list-level-style-bullet text:level="6" text:style-name="ListLabel_20_555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7" text:style-name="ListLabel_20_556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8" text:style-name="ListLabel_20_557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Wingdings 2'" style:font-charset="x-symbol"/>
      </text:list-level-style-bullet>
      <text:list-level-style-bullet text:level="9" text:style-name="ListLabel_20_558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3:02:51.969340868</meta:creation-date>
    <meta:editing-duration>PT15M12S</meta:editing-duration>
    <meta:editing-cycles>3</meta:editing-cycles>
    <meta:generator>LibreOffice/6.4.7.2$Linux_X86_64 LibreOffice_project/40$Build-2</meta:generator>
    <dc:date>2022-08-04T10:30:12.577498650</dc:date>
    <meta:document-statistic meta:table-count="0" meta:image-count="0" meta:object-count="0" meta:page-count="2" meta:paragraph-count="22" meta:word-count="325" meta:character-count="1957" meta:non-whitespace-character-count="1644"/>
  </office:meta>
</office:document-meta>
</file>